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Yu Gothic" svg:font-family="Yu Gothic" style:font-family-generic="swiss" style:font-pitch="variable" svg:panose-1="2 11 4 0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vi" fo:country="VN"/>
    </style:style>
    <style:style style:name="T3" style:parent-style-name="DefaultParagraphFont" style:family="text">
      <style:text-properties fo:language="vi" fo:country="VN"/>
    </style:style>
    <style:style style:name="P4" style:parent-style-name="Normal" style:family="paragraph">
      <style:text-properties fo:language="vi" fo:country="VN"/>
    </style:style>
    <style:style style:name="P5" style:parent-style-name="Normal" style:family="paragraph">
      <style:paragraph-properties>
        <style:tab-stops>
          <style:tab-stop style:type="left" style:position="4.8666in"/>
        </style:tab-stops>
      </style:paragraph-properties>
    </style:style>
    <style:style style:name="P6" style:parent-style-name="Normal" style:family="paragraph">
      <style:text-properties fo:language="vi" fo:country="VN"/>
    </style:style>
    <style:style style:name="P7" style:parent-style-name="Normal" style:family="paragraph">
      <style:text-properties fo:language="vi" fo:country="VN"/>
    </style:style>
    <style:style style:name="P8" style:parent-style-name="Normal" style:family="paragraph">
      <style:text-properties fo:language="vi" fo:country="VN"/>
    </style:style>
    <style:style style:name="P9" style:parent-style-name="Normal" style:family="paragraph">
      <style:text-properties fo:language="vi" fo:country="VN"/>
    </style:style>
    <style:style style:name="P10" style:parent-style-name="Normal" style:family="paragraph">
      <style:text-properties fo:language="vi" fo:country="VN"/>
    </style:style>
    <style:style style:name="P11" style:parent-style-name="Normal" style:family="paragraph">
      <style:text-properties fo:language="vi" fo:country="VN"/>
    </style:style>
    <style:style style:name="P12" style:parent-style-name="Normal" style:family="paragraph">
      <style:text-properties fo:language="vi" fo:country="VN"/>
    </style:style>
    <style:style style:name="P13" style:parent-style-name="Normal" style:family="paragraph">
      <style:text-properties fo:language="vi" fo:country="VN"/>
    </style:style>
    <style:style style:name="P14" style:parent-style-name="Normal" style:family="paragraph">
      <style:text-properties fo:language="vi" fo:country="VN"/>
    </style:style>
    <style:style style:name="P15" style:parent-style-name="Normal" style:family="paragraph">
      <style:text-properties fo:language="vi" fo:country="VN"/>
    </style:style>
    <style:style style:name="P16" style:parent-style-name="Normal" style:family="paragraph">
      <style:text-properties fo:language="vi" fo:country="VN"/>
    </style:style>
    <style:style style:name="P17" style:parent-style-name="Normal" style:family="paragraph">
      <style:text-properties fo:language="vi" fo:country="VN"/>
    </style:style>
    <style:style style:name="P18" style:parent-style-name="Normal" style:family="paragraph">
      <style:text-properties fo:language="vi" fo:country="VN"/>
    </style:style>
    <style:style style:name="P19" style:parent-style-name="Normal" style:family="paragraph">
      <style:text-properties fo:language="vi" fo:country="VN"/>
    </style:style>
    <style:style style:name="P20" style:parent-style-name="Normal" style:family="paragraph">
      <style:text-properties fo:language="vi" fo:country="VN"/>
    </style:style>
    <style:style style:name="P21" style:parent-style-name="Normal" style:family="paragraph">
      <style:text-properties fo:language="vi" fo:country="VN"/>
    </style:style>
    <style:style style:name="P22" style:parent-style-name="Normal" style:family="paragraph">
      <style:text-properties fo:language="vi" fo:country="VN"/>
    </style:style>
    <style:style style:name="P23" style:parent-style-name="Normal" style:family="paragraph">
      <style:text-properties fo:language="vi" fo:country="VN"/>
    </style:style>
    <style:style style:name="P24" style:parent-style-name="Normal" style:family="paragraph">
      <style:text-properties fo:language="vi" fo:country="VN"/>
    </style:style>
  </office:automatic-styles>
  <office:body>
    <office:text text:use-soft-page-breaks="true">
      <text:p text:style-name="P1">1<text:span text:style-name="T2">, Đưa ra danh sách khách hàng đến từ London</text:span></text:p>
      <text:p text:style-name="Normal">SELECT Customers.CustomerName FROM Customers</text:p>
      <text:p text:style-name="Normal">WHERE Customers.City='London';</text:p>
      <text:p text:style-name="Normal">2,<text:span text:style-name="T3"><text:s/>Đưa ra danh sách sản phẩm seafood</text:span></text:p>
      <text:p text:style-name="Normal">SELECT Products.ProductName FROM Products</text:p>
      <text:p text:style-name="Normal">WHERE Products.CategoryID=8;</text:p>
      <text:p text:style-name="Normal">3,<text:s/></text:p>
      <text:p text:style-name="P4"/>
      <text:p text:style-name="Normal">4,</text:p>
      <text:p text:style-name="Normal">SELECT Orders.CustomerID,Customers.CustomerName,Customers.Country,Orders.OrderDate,SUM(OrderDetails.Quantity*Products.Price)AS TOTAL</text:p>
      <text:p text:style-name="Normal">FROM Customers,OrderDetails,Products,Orders,Shippers</text:p>
      <text:p text:style-name="Normal">WHERE Customers.CustomerID=Orders.CustomerID</text:p>
      <text:p text:style-name="Normal">AND Orders.OrderID=OrderDetails.OrderID</text:p>
      <text:p text:style-name="Normal">AND OrderDetails.ProductID=Products.ProductID</text:p>
      <text:p text:style-name="Normal">AND Orders.ShipperID=Shippers.ShipperID</text:p>
      <text:p text:style-name="Normal">AND Shippers.ShipperName='Speedy Express'</text:p>
      <text:p text:style-name="P5">AND OrderDate BETWEEN #1996/12/01# AND #1996/12/31#<text:tab/></text:p>
      <text:p text:style-name="Normal">GROUP BY<text:s/></text:p>
      <text:p text:style-name="Normal">Orders.CustomerID,Customers.CustomerName,Customers.Country,Orders.OrderDate;</text:p>
      <text:p text:style-name="P6">5, Đưa ra sản phẩm có số lượng đặt hàng lớn nhất</text:p>
      <text:p text:style-name="Normal">SELECT Products.ProductName, SUM(OrderDetails.Quantity) AS TOTAL</text:p>
      <text:p text:style-name="Normal">FROM Products, OrderDetails, Orders</text:p>
      <text:p text:style-name="Normal">WHERE Orders.OrderID=OrderDetails.OrderID</text:p>
      <text:p text:style-name="Normal">AND Products.ProductID=OrderDetails.ProductID</text:p>
      <text:p text:style-name="Normal">GROUP BY Products.ProductName</text:p>
      <text:soft-page-break/>
      <text:p text:style-name="Normal">HAVING SUM(OrderDetails.Quantity) <text:s/>=<text:s/></text:p>
      <text:p text:style-name="Normal"><text:s text:c="7"/>(SELECT MAX(TotalQuantity)</text:p>
      <text:p text:style-name="Normal"><text:s text:c="8"/>FROM (SELECT Products.ProductName,<text:s/></text:p>
      <text:p text:style-name="Normal"><text:s text:c="21"/>SUM(OrderDetails.Quantity) AS TotalQuantity</text:p>
      <text:p text:style-name="Normal"><text:s text:c="14"/>FROM Products, OrderDetails, Orders</text:p>
      <text:p text:style-name="Normal"><text:s text:c="14"/>WHERE Orders.OrderID = OrderDetails.OrderID</text:p>
      <text:p text:style-name="Normal"><text:s text:c="14"/>AND Products.ProductID = OrderDetails.ProductID</text:p>
      <text:p text:style-name="Normal"><text:s text:c="14"/>GROUP BY Products.ProductName));</text:p>
      <text:p text:style-name="P7">6, Đưa ra sản phẩm có doanh thu lớn nhất</text:p>
      <text:p text:style-name="Normal">SELECT Products.ProductName, SUM(OrderDetails.Quantity*Products.Price) AS TOTAL</text:p>
      <text:p text:style-name="Normal">FROM Products, OrderDetails, Orders</text:p>
      <text:p text:style-name="Normal">WHERE Orders.OrderID=OrderDetails.OrderID</text:p>
      <text:p text:style-name="Normal">AND Products.ProductID=OrderDetails.ProductID</text:p>
      <text:p text:style-name="Normal">GROUP BY Products.ProductName</text:p>
      <text:p text:style-name="Normal">HAVING SUM(OrderDetails.Quantity*Products.Price) <text:s/>=<text:s/></text:p>
      <text:p text:style-name="Normal"><text:s text:c="7"/>(SELECT MAX(TotalProfit)</text:p>
      <text:p text:style-name="Normal"><text:s text:c="8"/>FROM (SELECT Products.ProductName,<text:s/></text:p>
      <text:p text:style-name="Normal"><text:s text:c="21"/>SUM(OrderDetails.Quantity*Products.Price) AS TotalProfit</text:p>
      <text:p text:style-name="Normal"><text:s text:c="14"/>FROM Products, OrderDetails, Orders</text:p>
      <text:p text:style-name="Normal"><text:s text:c="14"/>WHERE Orders.OrderID = OrderDetails.OrderID</text:p>
      <text:p text:style-name="Normal"><text:s text:c="14"/>AND Products.ProductID = OrderDetails.ProductID</text:p>
      <text:p text:style-name="Normal"><text:s text:c="14"/>GROUP BY Products.ProductName));</text:p>
      <text:p text:style-name="P8">7, Đưa ra danh mục sản phẩm chưa từng đặt hàng</text:p>
      <text:p text:style-name="P9">SELECT Products.ProductName</text:p>
      <text:p text:style-name="P10">FROM Products</text:p>
      <text:p text:style-name="P11">WHERE NOT EXISTS(</text:p>
      <text:soft-page-break/>
      <text:p text:style-name="P12">SELECT Distinct ProductID</text:p>
      <text:p text:style-name="P13">FROM OrderDetails</text:p>
      <text:p text:style-name="P14">WHERE OrderDetails.ProductID=Products.ProductID</text:p>
      <text:p text:style-name="P15">)</text:p>
      <text:p text:style-name="P16">8, Đưa ra các nhân viên và tổng doanh thu các đơn hàng mà nhân viên đó phục trách</text:p>
      <text:p text:style-name="Normal">SELECT Employees.EmployeeID,Employees.LastName,Employees.FirstName,SUM(OrderDetails.Quantity*Products.Price) AS TOTAL</text:p>
      <text:p text:style-name="Normal">FROM Employees,Products,OrderDetails,Orders</text:p>
      <text:p text:style-name="Normal">WHERE Employees.EmployeeID=Orders.EmployeeID</text:p>
      <text:p text:style-name="Normal">AND Orders.OrderID=OrderDetails.OrderID</text:p>
      <text:p text:style-name="Normal">AND OrderDetails.ProductID=Products.ProductID</text:p>
      <text:p text:style-name="Normal">GROUP BY<text:s/></text:p>
      <text:p text:style-name="Normal">Employees.EmployeeID,Employees.LastName,Employees.FirstName;</text:p>
      <text:p text:style-name="P17">9, Giống câu 8<text:s/></text:p>
      <text:p text:style-name="P18">10,Đưa ra danh mục các sản phẩm và số lượng sản phẩm mỗi loại</text:p>
      <text:p text:style-name="P19">SELECT Categories.CategoryName, SUM(1) AS TOTAL</text:p>
      <text:p text:style-name="P20">FROM Categories,Products</text:p>
      <text:p text:style-name="P21">WHERE Categories.CategoryID=Products.CategoryID</text:p>
      <text:p text:style-name="P22">GROUP BY Categories.CategoryName;</text:p>
      <text:p text:style-name="P23"/>
      <text:p text:style-name="P24">11, Đưa ra danh sách các khách hàng có nhiều hơn 5 đơn hàng trong năm 1996</text:p>
      <text:p text:style-name="Normal">SELECT Customers.CustomerName, SUM(1) AS TOTAL</text:p>
      <text:p text:style-name="Normal">FROM Customers, Orders</text:p>
      <text:p text:style-name="Normal">WHERE Customers.CustomerID=Orders.CustomerID</text:p>
      <text:p text:style-name="Normal">AND Orders.OrderDate BETWEEN #1/1/1996# AND #31/12/1996#</text:p>
      <text:p text:style-name="Normal">GROUP BY Customers.CustomerName</text:p>
      <text:soft-page-break/>
      <text:p text:style-name="Normal">HAVING SUM(1) &gt;= 5</text:p>
      <text:p text:style-name="Normal">12,<text:s/></text:p>
      <text:p text:style-name="Normal">SELECT Suppliers.SupplierName, SUM(1) AS TOTAL</text:p>
      <text:p text:style-name="Normal">FROM Suppliers,Products</text:p>
      <text:p text:style-name="Normal">WHERE Suppliers.SupplierID=Products.SupplierID</text:p>
      <text:p text:style-name="Normal">GROUP BY Suppliers.SupplierName;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Yu Gothic" svg:font-family="Yu Gothic" style:font-family-generic="swiss" style:font-pitch="variable" svg:panose-1="2 11 4 0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Yu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 fo:line-height="115%"/>
      <style:text-properties style:font-name="Aptos Display" style:font-name-asian="Yu Gothic Light" style:font-name-complex="Times New Roman" fo:color="#0F4761" style:letter-kerning="true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 fo:line-height="115%"/>
      <style:text-properties style:font-name="Aptos Display" style:font-name-asian="Yu Gothic Light" style:font-name-complex="Times New Roman" fo:color="#0F4761" style:letter-kerning="true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 fo:line-height="115%"/>
      <style:text-properties style:font-name="Aptos" style:font-name-asian="Yu Gothic Light" style:font-name-complex="Times New Roman" fo:color="#0F4761" style:letter-kerning="true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 fo:line-height="115%"/>
      <style:text-properties style:font-name="Aptos" style:font-name-asian="Yu Gothic Light" style:font-name-complex="Times New Roman" fo:font-style="italic" style:font-style-asian="italic" style:font-style-complex="italic" fo:color="#0F4761" style:letter-kerning="true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 fo:line-height="115%"/>
      <style:text-properties style:font-name="Aptos" style:font-name-asian="Yu Gothic Light" style:font-name-complex="Times New Roman" fo:color="#0F4761" style:letter-kerning="true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 fo:line-height="115%"/>
      <style:text-properties style:font-name="Aptos" style:font-name-asian="Yu Gothic Light" style:font-name-complex="Times New Roman" fo:font-style="italic" style:font-style-asian="italic" style:font-style-complex="italic" fo:color="#595959" style:letter-kerning="true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 fo:line-height="115%"/>
      <style:text-properties style:font-name="Aptos" style:font-name-asian="Yu Gothic Light" style:font-name-complex="Times New Roman" fo:color="#595959" style:letter-kerning="true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 fo:line-height="115%"/>
      <style:text-properties style:font-name="Aptos" style:font-name-asian="Yu Gothic Light" style:font-name-complex="Times New Roman" fo:font-style="italic" style:font-style-asian="italic" style:font-style-complex="italic" fo:color="#272727" style:letter-kerning="true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 fo:line-height="115%"/>
      <style:text-properties style:font-name="Aptos" style:font-name-asian="Yu Gothic Light" style:font-name-complex="Times New Roman" fo:color="#272727" style:letter-kerning="true" fo:hyphenate="false"/>
    </style:style>
    <style:style style:name="Normal" style:display-name="Normal" style:family="paragraph">
      <style:paragraph-properties fo:line-height="115%"/>
      <style:text-properties style:font-name="Aptos" style:font-name-asian="Yu Gothic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line-height="115%"/>
      <style:text-properties style:font-name="Aptos" style:font-name-asian="Yu Gothic Light" style:font-name-complex="Times New Roman" fo:color="#595959" fo:letter-spacing="0.0104in" style:letter-kerning="true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line-height="115%"/>
      <style:text-properties style:font-name="Aptos" style:font-name-asian="Yu Gothic" style:font-name-complex="Times New Roman" fo:font-style="italic" style:font-style-asian="italic" style:font-style-complex="italic" fo:color="#404040" style:letter-kerning="true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line-height="115%" fo:margin-left="0.5in">
        <style:tab-stops/>
      </style:paragraph-properties>
      <style:text-properties style:font-name="Aptos" style:font-name-asian="Yu Gothic" style:font-name-complex="Times New Roman" style:letter-kerning="true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line-height="115%" fo:margin-left="0.6in" fo:margin-right="0.6in">
        <style:tab-stops/>
      </style:paragraph-properties>
      <style:text-properties style:font-name="Aptos" style:font-name-asian="Yu Gothic" style:font-name-complex="Times New Roman" fo:font-style="italic" style:font-style-asian="italic" style:font-style-complex="italic" fo:color="#0F4761" style:letter-kerning="true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ham Nam</meta:initial-creator>
    <dc:creator>Pham Nam</dc:creator>
    <meta:creation-date>2025-03-04T14:34:00Z</meta:creation-date>
    <dc:date>2025-03-04T14:35:00Z</dc:date>
    <meta:template xlink:href="Normal" xlink:type="simple"/>
    <meta:editing-cycles>1</meta:editing-cycles>
    <meta:editing-duration>PT60S</meta:editing-duration>
    <meta:document-statistic meta:page-count="4" meta:paragraph-count="6" meta:word-count="518" meta:character-count="3471" meta:row-count="24" meta:non-whitespace-character-count="2959"/>
  </office:meta>
</office:document-meta>
</file>